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200bcc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attore">
      <style:text-properties style:font-name="Times New Roman" fo:font-size="12pt" officeooo:rsid="001e662b" officeooo:paragraph-rsid="001e662b" style:font-size-asian="12pt" style:font-size-complex="12pt"/>
    </style:style>
    <style:style style:name="P5" style:family="paragraph" style:parent-style-name="Table_20_Contents">
      <style:text-properties style:font-name="Times New Roman" fo:font-size="12pt" officeooo:rsid="001e662b" officeooo:paragraph-rsid="001e662b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21ed14" officeooo:paragraph-rsid="0021ed14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1f8a99" officeooo:paragraph-rsid="001f8a99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0a42b7" officeooo:paragraph-rsid="001e662b" style:font-size-asian="12pt" style:font-size-complex="12pt"/>
    </style:style>
    <style:style style:name="P9" style:family="paragraph" style:parent-style-name="Azione_20_sistema">
      <style:text-properties style:font-name="Times New Roman" fo:font-size="12pt" officeooo:paragraph-rsid="001e662b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officeooo:rsid="000a42b7" officeooo:paragraph-rsid="001e662b" style:font-name-asian="Times New Roman1" style:font-size-asian="12pt" style:font-name-complex="Times New Roman1" style:font-size-complex="12pt"/>
    </style:style>
    <style:style style:name="T1" style:family="text">
      <style:text-properties officeooo:rsid="001e662b"/>
    </style:style>
    <style:style style:name="T2" style:family="text">
      <style:text-properties officeooo:rsid="001e2c83"/>
    </style:style>
    <style:style style:name="T3" style:family="text">
      <style:text-properties officeooo:rsid="001f8a99"/>
    </style:style>
    <style:style style:name="T4" style:family="text">
      <style:text-properties officeooo:rsid="001ee7e5"/>
    </style:style>
    <style:style style:name="T5" style:family="text">
      <style:text-properties officeooo:rsid="00200bcc"/>
    </style:style>
    <style:style style:name="T6" style:family="text">
      <style:text-properties officeooo:rsid="0022abd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 lista dei tirocina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L'utente deve accedere al sistema ed essere riconosciuto come <text:span text:style-name="T2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661724" text:style-name="Numerazione_20_UC">
              <text:list-item text:start-value="1">
                <text:p text:style-name="P4"><text:span text:style-name="T3">Il responsabile scientifico</text:span> entra nell'area per visualizzare l'elenco dei tirocinanti.</text:p>
              </text:list-item>
              <text:list-item>
                <text:p text:style-name="P9"><text:span text:style-name="T1">Il sistema riceve la richiesta e risponde inviando la lista al </text:span><text:span text:style-name="T3">responsabile scientifico</text:span><text:span text:style-name="T1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3">Il responsabile scientifico</text:span> <text:span text:style-name="T6">visualizza correttamente la lista dei trocinanti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653637" text:style-name="L1">
              <text:list-item>
                <text:p text:style-name="P10"><text:span text:style-name="T2">Il </text:span><text:span text:style-name="T3">responsabile scientifico</text:span><text:span text:style-name="T1">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<text:span text:style-name="T3">responsabile scientifico</text:span> riceve la lista dei tirocinanti o il messaggio d'errore entro 20 secondi.</text:p>
          </table:table-cell>
        </table:table-row>
      </table:table>
      <text:p text:style-name="P3">UC <text:span text:style-name="T4">7</text:span><text:span text:style-name="T5">b</text:span>: <text:span text:style-name="T5">Il responsabile scientifico</text:span><text:span text:style-name="T4"> visualizza la lista dei tirocina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5</meta:editing-cycles>
    <meta:generator>LibreOffice/3.6$Windows_x86 LibreOffice_project/da8c1e6-fd468f4-454e206-f42a4a9-143cfd</meta:generator>
    <dc:date>2012-10-25T12:53:40.65</dc:date>
    <meta:document-statistic meta:table-count="1" meta:image-count="0" meta:object-count="0" meta:page-count="1" meta:paragraph-count="18" meta:word-count="109" meta:character-count="810" meta:non-whitespace-character-count="722"/>
  </office:meta>
</office:document-meta>
</file>